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1.37mm" svg:height="90.85mm" svg:x="59.2mm" svg:y="94.56mm">
            <draw:object draw:notify-on-update-of-ranges="Sheet1.A22:Sheet1.A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574 <text:s text:c="3"/>sampled: 1870.551 <text:s text:c="2"/>given: 3800 <text:s text:c="2"/>gain: 2.03148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574 <text:s text:c="3"/>sampled: 1870.551 <text:s text:c="2"/>given: 3800 <text:s text:c="2"/>gain: 2.03148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99 <text:s text:c="3"/>sampled: 1772.36 <text:s text:c="2"/>given: 3600 <text:s text:c="2"/>gain: 2.0311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600 <text:s text:c="3"/>sampled: 1772.461 <text:s text:c="2"/>given: 3600 <text:s text:c="2"/>gain: 2.03107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620 <text:s text:c="3"/>sampled: 1673.767 <text:s text:c="2"/>given: 3400 <text:s text:c="2"/>gain: 2.03134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621 <text:s text:c="3"/>sampled: 1673.868 <text:s text:c="2"/>given: 3400 <text:s text:c="2"/>gain: 2.03122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42 <text:s text:c="3"/>sampled: 1575.275 <text:s text:c="2"/>given: 3200 <text:s text:c="2"/>gain: 2.03139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42 <text:s text:c="3"/>sampled: 1575.275 <text:s text:c="2"/>given: 3200 <text:s text:c="2"/>gain: 2.03139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65 <text:s text:c="3"/>sampled: 1476.883 <text:s text:c="2"/>given: 3000 <text:s text:c="2"/>gain: 2.03130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65 <text:s text:c="3"/>sampled: 1476.883 <text:s text:c="2"/>given: 3000 <text:s text:c="2"/>gain: 2.03130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89 <text:s text:c="3"/>sampled: 1378.592 <text:s text:c="2"/>given: 2800 <text:s text:c="2"/>gain: 2.03105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89 <text:s text:c="3"/>sampled: 1378.592 <text:s text:c="2"/>given: 2800 <text:s text:c="2"/>gain: 2.03105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710 <text:s text:c="3"/>sampled: 1279.999 <text:s text:c="2"/>given: 2600 <text:s text:c="2"/>gain: 2.03125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711 <text:s text:c="3"/>sampled: 1280.099 <text:s text:c="2"/>given: 2600 <text:s text:c="2"/>gain: 2.03109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34 <text:s text:c="3"/>sampled: 1181.708 <text:s text:c="2"/>given: 2400 <text:s text:c="2"/>gain: 2.03095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34 <text:s text:c="3"/>sampled: 1181.708 <text:s text:c="2"/>given: 2400 <text:s text:c="2"/>gain: 2.03095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57 <text:s text:c="3"/>sampled: 1083.316 <text:s text:c="2"/>given: 2200 <text:s text:c="2"/>gain: 2.03080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57 <text:s text:c="3"/>sampled: 1083.316 <text:s text:c="2"/>given: 2200 <text:s text:c="2"/>gain: 2.030802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1487" calcext:value-type="float">
            <text:p>2.031487</text:p>
          </table:table-cell>
          <table:table-cell table:number-columns-repeated="5"/>
        </table:table-row>
        <table:table-row table:style-name="ro1">
          <table:table-cell table:style-name="Default" office:value-type="float" office:value="2.031487" calcext:value-type="float">
            <text:p>2.031487</text:p>
          </table:table-cell>
          <table:table-cell table:number-columns-repeated="5"/>
        </table:table-row>
        <table:table-row table:style-name="ro1">
          <table:table-cell table:style-name="Default" office:value-type="float" office:value="2.03119" calcext:value-type="float">
            <text:p>2.03119</text:p>
          </table:table-cell>
          <table:table-cell table:number-columns-repeated="5"/>
        </table:table-row>
        <table:table-row table:style-name="ro1">
          <table:table-cell table:style-name="Default" office:value-type="float" office:value="2.031074" calcext:value-type="float">
            <text:p>2.03107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1346" calcext:value-type="float">
            <text:p>2.031346</text:p>
          </table:table-cell>
          <table:table-cell table:number-columns-repeated="5"/>
        </table:table-row>
        <table:table-row table:style-name="ro1">
          <table:table-cell table:style-name="Default" office:value-type="float" office:value="2.031224" calcext:value-type="float">
            <text:p>2.03122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1392" calcext:value-type="float">
            <text:p>2.03139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1392" calcext:value-type="float">
            <text:p>2.03139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1305" calcext:value-type="float">
            <text:p>2.03130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1305" calcext:value-type="float">
            <text:p>2.03130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1058" calcext:value-type="float">
            <text:p>2.031058</text:p>
          </table:table-cell>
          <table:table-cell table:number-columns-repeated="5"/>
        </table:table-row>
        <table:table-row table:style-name="ro1">
          <table:table-cell table:style-name="Default" office:value-type="float" office:value="2.031058" calcext:value-type="float">
            <text:p>2.031058</text:p>
          </table:table-cell>
          <table:table-cell table:number-columns-repeated="5"/>
        </table:table-row>
        <table:table-row table:style-name="ro1">
          <table:table-cell table:style-name="Default" office:value-type="float" office:value="2.031252" calcext:value-type="float">
            <text:p>2.03125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1092" calcext:value-type="float">
            <text:p>2.03109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0959" calcext:value-type="float">
            <text:p>2.030959</text:p>
          </table:table-cell>
          <table:table-cell table:number-columns-repeated="5"/>
        </table:table-row>
        <table:table-row table:style-name="ro1">
          <table:table-cell table:style-name="Default" office:value-type="float" office:value="2.030959" calcext:value-type="float">
            <text:p>2.030959</text:p>
          </table:table-cell>
          <table:table-cell table:number-columns-repeated="5"/>
        </table:table-row>
        <table:table-row table:style-name="ro1">
          <table:table-cell table:style-name="Default" office:value-type="float" office:value="2.030802" calcext:value-type="float">
            <text:p>2.03080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0802" calcext:value-type="float">
            <text:p>2.030802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11" calcext:value-type="float">
            <text:p>2.0311</text:p>
          </table:table-cell>
          <table:table-cell table:number-columns-repeated="5"/>
        </table:table-row>
        <table:table-row table:style-name="ro1" table:number-rows-repeated="6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40.555" calcext:value-type="float">
            <text:p>2340.555</text:p>
          </table:table-cell>
          <table:table-cell table:formula="of:=AVERAGE([.A51:.A96])" office:value-type="float" office:value="2340.01408695652" calcext:value-type="float">
            <text:p>2340.01408695652</text:p>
          </table:table-cell>
          <table:table-cell table:formula="of:=AVERAGE([.F51:.F54])" office:value-type="float" office:value="50.04375" calcext:value-type="float">
            <text:p>50.04375</text:p>
          </table:table-cell>
          <table:table-cell table:formula="of:=2*[.C51]" office:value-type="float" office:value="100.0875" calcext:value-type="float">
            <text:p>100.0875</text:p>
          </table:table-cell>
          <table:table-cell table:formula="of:=[.D51]/[.B51]" office:value-type="float" office:value="0.0427721784060609" calcext:value-type="float">
            <text:p>0.042772178406061</text:p>
          </table:table-cell>
          <table:table-cell office:value-type="float" office:value="50.047" calcext:value-type="float">
            <text:p>50.047</text:p>
          </table:table-cell>
        </table:table-row>
        <table:table-row table:style-name="ro1">
          <table:table-cell office:value-type="float" office:value="2339.346" calcext:value-type="float">
            <text:p>2339.346</text:p>
          </table:table-cell>
          <table:table-cell table:number-columns-repeated="4"/>
          <table:table-cell office:value-type="float" office:value="50.043" calcext:value-type="float">
            <text:p>50.043</text:p>
          </table:table-cell>
        </table:table-row>
        <table:table-row table:style-name="ro1">
          <table:table-cell office:value-type="float" office:value="2339.447" calcext:value-type="float">
            <text:p>2339.447</text:p>
          </table:table-cell>
          <table:table-cell table:number-columns-repeated="4"/>
          <table:table-cell office:value-type="float" office:value="50.042" calcext:value-type="float">
            <text:p>50.042</text:p>
          </table:table-cell>
        </table:table-row>
        <table:table-row table:style-name="ro1">
          <table:table-cell office:value-type="float" office:value="2339.447" calcext:value-type="float">
            <text:p>2339.447</text:p>
          </table:table-cell>
          <table:table-cell table:number-columns-repeated="4"/>
          <table:table-cell office:value-type="float" office:value="50.043" calcext:value-type="float">
            <text:p>50.043</text:p>
          </table:table-cell>
        </table:table-row>
        <table:table-row table:style-name="ro1">
          <table:table-cell office:value-type="float" office:value="2339.145" calcext:value-type="float">
            <text:p>2339.145</text:p>
          </table:table-cell>
          <table:table-cell table:number-columns-repeated="5"/>
        </table:table-row>
        <table:table-row table:style-name="ro1">
          <table:table-cell office:value-type="float" office:value="2339.648" calcext:value-type="float">
            <text:p>2339.648</text:p>
          </table:table-cell>
          <table:table-cell table:number-columns-repeated="5"/>
        </table:table-row>
        <table:table-row table:style-name="ro1">
          <table:table-cell office:value-type="float" office:value="2341.26" calcext:value-type="float">
            <text:p>2341.26</text:p>
          </table:table-cell>
          <table:table-cell table:number-columns-repeated="5"/>
        </table:table-row>
        <table:table-row table:style-name="ro1">
          <table:table-cell office:value-type="float" office:value="2340.958" calcext:value-type="float">
            <text:p>2340.958</text:p>
          </table:table-cell>
          <table:table-cell table:number-columns-repeated="5"/>
        </table:table-row>
        <table:table-row table:style-name="ro1">
          <table:table-cell office:value-type="float" office:value="2339.447" calcext:value-type="float">
            <text:p>2339.447</text:p>
          </table:table-cell>
          <table:table-cell table:number-columns-repeated="5"/>
        </table:table-row>
        <table:table-row table:style-name="ro1">
          <table:table-cell office:value-type="float" office:value="2340.354" calcext:value-type="float">
            <text:p>2340.354</text:p>
          </table:table-cell>
          <table:table-cell table:number-columns-repeated="5"/>
        </table:table-row>
        <table:table-row table:style-name="ro1">
          <table:table-cell office:value-type="float" office:value="2339.548" calcext:value-type="float">
            <text:p>2339.548</text:p>
          </table:table-cell>
          <table:table-cell table:number-columns-repeated="5"/>
        </table:table-row>
        <table:table-row table:style-name="ro1">
          <table:table-cell office:value-type="float" office:value="2340.253" calcext:value-type="float">
            <text:p>2340.253</text:p>
          </table:table-cell>
          <table:table-cell table:number-columns-repeated="5"/>
        </table:table-row>
        <table:table-row table:style-name="ro1">
          <table:table-cell office:value-type="float" office:value="2340.253" calcext:value-type="float">
            <text:p>2340.253</text:p>
          </table:table-cell>
          <table:table-cell table:number-columns-repeated="5"/>
        </table:table-row>
        <table:table-row table:style-name="ro1">
          <table:table-cell office:value-type="float" office:value="2338.943" calcext:value-type="float">
            <text:p>2338.943</text:p>
          </table:table-cell>
          <table:table-cell table:number-columns-repeated="5"/>
        </table:table-row>
        <table:table-row table:style-name="ro1">
          <table:table-cell office:value-type="float" office:value="2339.346" calcext:value-type="float">
            <text:p>2339.346</text:p>
          </table:table-cell>
          <table:table-cell table:number-columns-repeated="5"/>
        </table:table-row>
        <table:table-row table:style-name="ro1">
          <table:table-cell office:value-type="float" office:value="2339.648" calcext:value-type="float">
            <text:p>2339.648</text:p>
          </table:table-cell>
          <table:table-cell table:number-columns-repeated="5"/>
        </table:table-row>
        <table:table-row table:style-name="ro1">
          <table:table-cell office:value-type="float" office:value="2339.648" calcext:value-type="float">
            <text:p>2339.648</text:p>
          </table:table-cell>
          <table:table-cell table:number-columns-repeated="5"/>
        </table:table-row>
        <table:table-row table:style-name="ro1">
          <table:table-cell office:value-type="float" office:value="2339.951" calcext:value-type="float">
            <text:p>2339.951</text:p>
          </table:table-cell>
          <table:table-cell table:number-columns-repeated="5"/>
        </table:table-row>
        <table:table-row table:style-name="ro1">
          <table:table-cell office:value-type="float" office:value="2340.051" calcext:value-type="float">
            <text:p>2340.051</text:p>
          </table:table-cell>
          <table:table-cell table:number-columns-repeated="5"/>
        </table:table-row>
        <table:table-row table:style-name="ro1">
          <table:table-cell office:value-type="float" office:value="2340.051" calcext:value-type="float">
            <text:p>2340.051</text:p>
          </table:table-cell>
          <table:table-cell table:number-columns-repeated="5"/>
        </table:table-row>
        <table:table-row table:style-name="ro1">
          <table:table-cell office:value-type="float" office:value="2339.447" calcext:value-type="float">
            <text:p>2339.447</text:p>
          </table:table-cell>
          <table:table-cell table:number-columns-repeated="5"/>
        </table:table-row>
        <table:table-row table:style-name="ro1">
          <table:table-cell office:value-type="float" office:value="2339.951" calcext:value-type="float">
            <text:p>2339.951</text:p>
          </table:table-cell>
          <table:table-cell table:number-columns-repeated="5"/>
        </table:table-row>
        <table:table-row table:style-name="ro1">
          <table:table-cell office:value-type="float" office:value="2339.951" calcext:value-type="float">
            <text:p>2339.951</text:p>
          </table:table-cell>
          <table:table-cell table:number-columns-repeated="5"/>
        </table:table-row>
        <table:table-row table:style-name="ro1">
          <table:table-cell office:value-type="float" office:value="2340.051" calcext:value-type="float">
            <text:p>2340.051</text:p>
          </table:table-cell>
          <table:table-cell table:number-columns-repeated="5"/>
        </table:table-row>
        <table:table-row table:style-name="ro1">
          <table:table-cell office:value-type="float" office:value="2339.648" calcext:value-type="float">
            <text:p>2339.648</text:p>
          </table:table-cell>
          <table:table-cell table:number-columns-repeated="5"/>
        </table:table-row>
        <table:table-row table:style-name="ro1">
          <table:table-cell office:value-type="float" office:value="2339.85" calcext:value-type="float">
            <text:p>2339.85</text:p>
          </table:table-cell>
          <table:table-cell table:number-columns-repeated="5"/>
        </table:table-row>
        <table:table-row table:style-name="ro1">
          <table:table-cell office:value-type="float" office:value="2339.951" calcext:value-type="float">
            <text:p>2339.951</text:p>
          </table:table-cell>
          <table:table-cell table:number-columns-repeated="5"/>
        </table:table-row>
        <table:table-row table:style-name="ro1">
          <table:table-cell office:value-type="float" office:value="2340.253" calcext:value-type="float">
            <text:p>2340.253</text:p>
          </table:table-cell>
          <table:table-cell table:number-columns-repeated="5"/>
        </table:table-row>
        <table:table-row table:style-name="ro1">
          <table:table-cell office:value-type="float" office:value="2339.648" calcext:value-type="float">
            <text:p>2339.648</text:p>
          </table:table-cell>
          <table:table-cell table:number-columns-repeated="5"/>
        </table:table-row>
        <table:table-row table:style-name="ro1">
          <table:table-cell office:value-type="float" office:value="2340.756" calcext:value-type="float">
            <text:p>2340.756</text:p>
          </table:table-cell>
          <table:table-cell table:number-columns-repeated="5"/>
        </table:table-row>
        <table:table-row table:style-name="ro1">
          <table:table-cell office:value-type="float" office:value="2340.051" calcext:value-type="float">
            <text:p>2340.051</text:p>
          </table:table-cell>
          <table:table-cell table:number-columns-repeated="5"/>
        </table:table-row>
        <table:table-row table:style-name="ro1">
          <table:table-cell office:value-type="float" office:value="2339.548" calcext:value-type="float">
            <text:p>2339.548</text:p>
          </table:table-cell>
          <table:table-cell table:number-columns-repeated="5"/>
        </table:table-row>
        <table:table-row table:style-name="ro1">
          <table:table-cell office:value-type="float" office:value="2340.152" calcext:value-type="float">
            <text:p>2340.152</text:p>
          </table:table-cell>
          <table:table-cell table:number-columns-repeated="5"/>
        </table:table-row>
        <table:table-row table:style-name="ro1">
          <table:table-cell office:value-type="float" office:value="2340.253" calcext:value-type="float">
            <text:p>2340.253</text:p>
          </table:table-cell>
          <table:table-cell table:number-columns-repeated="5"/>
        </table:table-row>
        <table:table-row table:style-name="ro1">
          <table:table-cell office:value-type="float" office:value="2341.058" calcext:value-type="float">
            <text:p>2341.058</text:p>
          </table:table-cell>
          <table:table-cell table:number-columns-repeated="5"/>
        </table:table-row>
        <table:table-row table:style-name="ro1">
          <table:table-cell office:value-type="float" office:value="2340.454" calcext:value-type="float">
            <text:p>2340.454</text:p>
          </table:table-cell>
          <table:table-cell table:number-columns-repeated="5"/>
        </table:table-row>
        <table:table-row table:style-name="ro1">
          <table:table-cell office:value-type="float" office:value="2339.648" calcext:value-type="float">
            <text:p>2339.648</text:p>
          </table:table-cell>
          <table:table-cell table:number-columns-repeated="5"/>
        </table:table-row>
        <table:table-row table:style-name="ro1">
          <table:table-cell office:value-type="float" office:value="2340.857" calcext:value-type="float">
            <text:p>2340.857</text:p>
          </table:table-cell>
          <table:table-cell table:number-columns-repeated="5"/>
        </table:table-row>
        <table:table-row table:style-name="ro1">
          <table:table-cell office:value-type="float" office:value="2339.548" calcext:value-type="float">
            <text:p>2339.548</text:p>
          </table:table-cell>
          <table:table-cell table:number-columns-repeated="5"/>
        </table:table-row>
        <table:table-row table:style-name="ro1">
          <table:table-cell office:value-type="float" office:value="2340.958" calcext:value-type="float">
            <text:p>2340.958</text:p>
          </table:table-cell>
          <table:table-cell table:number-columns-repeated="5"/>
        </table:table-row>
        <table:table-row table:style-name="ro1">
          <table:table-cell office:value-type="float" office:value="2340.857" calcext:value-type="float">
            <text:p>2340.857</text:p>
          </table:table-cell>
          <table:table-cell table:number-columns-repeated="5"/>
        </table:table-row>
        <table:table-row table:style-name="ro1">
          <table:table-cell office:value-type="float" office:value="2340.354" calcext:value-type="float">
            <text:p>2340.354</text:p>
          </table:table-cell>
          <table:table-cell table:number-columns-repeated="5"/>
        </table:table-row>
        <table:table-row table:style-name="ro1">
          <table:table-cell office:value-type="float" office:value="2339.447" calcext:value-type="float">
            <text:p>2339.447</text:p>
          </table:table-cell>
          <table:table-cell table:number-columns-repeated="5"/>
        </table:table-row>
        <table:table-row table:style-name="ro1">
          <table:table-cell office:value-type="float" office:value="2340.253" calcext:value-type="float">
            <text:p>2340.253</text:p>
          </table:table-cell>
          <table:table-cell table:number-columns-repeated="5"/>
        </table:table-row>
        <table:table-row table:style-name="ro1">
          <table:table-cell office:value-type="float" office:value="2340.152" calcext:value-type="float">
            <text:p>2340.152</text:p>
          </table:table-cell>
          <table:table-cell table:number-columns-repeated="5"/>
        </table:table-row>
        <table:table-row table:style-name="ro1">
          <table:table-cell office:value-type="float" office:value="2340.253" calcext:value-type="float">
            <text:p>2340.253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173.077" calcext:value-type="float">
            <text:p>2173.077</text:p>
          </table:table-cell>
          <table:table-cell table:formula="of:=AVERAGE([.A101:.A151])" office:value-type="float" office:value="2174.85458823529" calcext:value-type="float">
            <text:p>2174.85458823529</text:p>
          </table:table-cell>
          <table:table-cell table:formula="of:=AVERAGE([.F101:.F106])" office:value-type="float" office:value="4.94333333333333" calcext:value-type="float">
            <text:p>4.94333333333333</text:p>
          </table:table-cell>
          <table:table-cell table:formula="of:=2*[.C101]" office:value-type="float" office:value="9.88666666666667" calcext:value-type="float">
            <text:p>9.88666666666667</text:p>
          </table:table-cell>
          <table:table-cell table:formula="of:=[.D101]/[.B101]" office:value-type="float" office:value="0.0045458977902007" calcext:value-type="float">
            <text:p>0.004545897790201</text:p>
          </table:table-cell>
          <table:table-cell office:value-type="float" office:value="4.945" calcext:value-type="float">
            <text:p>4.945</text:p>
          </table:table-cell>
        </table:table-row>
        <table:table-row table:style-name="ro1">
          <table:table-cell office:value-type="float" office:value="2173.883" calcext:value-type="float">
            <text:p>2173.883</text:p>
          </table:table-cell>
          <table:table-cell table:number-columns-repeated="4"/>
          <table:table-cell office:value-type="float" office:value="4.94" calcext:value-type="float">
            <text:p>4.94</text:p>
          </table:table-cell>
        </table:table-row>
        <table:table-row table:style-name="ro1">
          <table:table-cell office:value-type="float" office:value="2175.494" calcext:value-type="float">
            <text:p>2175.494</text:p>
          </table:table-cell>
          <table:table-cell table:number-columns-repeated="4"/>
          <table:table-cell office:value-type="float" office:value="4.939" calcext:value-type="float">
            <text:p>4.939</text:p>
          </table:table-cell>
        </table:table-row>
        <table:table-row table:style-name="ro1">
          <table:table-cell office:value-type="float" office:value="2175.394" calcext:value-type="float">
            <text:p>2175.394</text:p>
          </table:table-cell>
          <table:table-cell table:number-columns-repeated="4"/>
          <table:table-cell office:value-type="float" office:value="4.945" calcext:value-type="float">
            <text:p>4.945</text:p>
          </table:table-cell>
        </table:table-row>
        <table:table-row table:style-name="ro1">
          <table:table-cell office:value-type="float" office:value="2174.286" calcext:value-type="float">
            <text:p>2174.286</text:p>
          </table:table-cell>
          <table:table-cell table:number-columns-repeated="4"/>
          <table:table-cell office:value-type="float" office:value="4.945" calcext:value-type="float">
            <text:p>4.945</text:p>
          </table:table-cell>
        </table:table-row>
        <table:table-row table:style-name="ro1">
          <table:table-cell office:value-type="float" office:value="2172.977" calcext:value-type="float">
            <text:p>2172.977</text:p>
          </table:table-cell>
          <table:table-cell table:number-columns-repeated="4"/>
          <table:table-cell office:value-type="float" office:value="4.946" calcext:value-type="float">
            <text:p>4.946</text:p>
          </table:table-cell>
        </table:table-row>
        <table:table-row table:style-name="ro1">
          <table:table-cell office:value-type="float" office:value="2173.782" calcext:value-type="float">
            <text:p>2173.782</text:p>
          </table:table-cell>
          <table:table-cell table:number-columns-repeated="5"/>
        </table:table-row>
        <table:table-row table:style-name="ro1">
          <table:table-cell office:value-type="float" office:value="2175.394" calcext:value-type="float">
            <text:p>2175.394</text:p>
          </table:table-cell>
          <table:table-cell table:number-columns-repeated="5"/>
        </table:table-row>
        <table:table-row table:style-name="ro1">
          <table:table-cell office:value-type="float" office:value="2174.991" calcext:value-type="float">
            <text:p>2174.991</text:p>
          </table:table-cell>
          <table:table-cell table:number-columns-repeated="5"/>
        </table:table-row>
        <table:table-row table:style-name="ro1">
          <table:table-cell office:value-type="float" office:value="2176.804" calcext:value-type="float">
            <text:p>2176.804</text:p>
          </table:table-cell>
          <table:table-cell table:number-columns-repeated="5"/>
        </table:table-row>
        <table:table-row table:style-name="ro1">
          <table:table-cell office:value-type="float" office:value="2175.696" calcext:value-type="float">
            <text:p>2175.696</text:p>
          </table:table-cell>
          <table:table-cell table:number-columns-repeated="5"/>
        </table:table-row>
        <table:table-row table:style-name="ro1">
          <table:table-cell office:value-type="float" office:value="2174.487" calcext:value-type="float">
            <text:p>2174.487</text:p>
          </table:table-cell>
          <table:table-cell table:number-columns-repeated="5"/>
        </table:table-row>
        <table:table-row table:style-name="ro1">
          <table:table-cell office:value-type="float" office:value="2175.897" calcext:value-type="float">
            <text:p>2175.897</text:p>
          </table:table-cell>
          <table:table-cell table:number-columns-repeated="5"/>
        </table:table-row>
        <table:table-row table:style-name="ro1">
          <table:table-cell office:value-type="float" office:value="2173.984" calcext:value-type="float">
            <text:p>2173.984</text:p>
          </table:table-cell>
          <table:table-cell table:number-columns-repeated="5"/>
        </table:table-row>
        <table:table-row table:style-name="ro1">
          <table:table-cell office:value-type="float" office:value="2174.084" calcext:value-type="float">
            <text:p>2174.084</text:p>
          </table:table-cell>
          <table:table-cell table:number-columns-repeated="5"/>
        </table:table-row>
        <table:table-row table:style-name="ro1">
          <table:table-cell office:value-type="float" office:value="2174.79" calcext:value-type="float">
            <text:p>2174.79</text:p>
          </table:table-cell>
          <table:table-cell table:number-columns-repeated="5"/>
        </table:table-row>
        <table:table-row table:style-name="ro1">
          <table:table-cell office:value-type="float" office:value="2173.077" calcext:value-type="float">
            <text:p>2173.077</text:p>
          </table:table-cell>
          <table:table-cell table:number-columns-repeated="5"/>
        </table:table-row>
        <table:table-row table:style-name="ro1">
          <table:table-cell office:value-type="float" office:value="2176.099" calcext:value-type="float">
            <text:p>2176.099</text:p>
          </table:table-cell>
          <table:table-cell table:number-columns-repeated="5"/>
        </table:table-row>
        <table:table-row table:style-name="ro1">
          <table:table-cell office:value-type="float" office:value="2177.207" calcext:value-type="float">
            <text:p>2177.207</text:p>
          </table:table-cell>
          <table:table-cell table:number-columns-repeated="5"/>
        </table:table-row>
        <table:table-row table:style-name="ro1">
          <table:table-cell office:value-type="float" office:value="2175.796" calcext:value-type="float">
            <text:p>2175.796</text:p>
          </table:table-cell>
          <table:table-cell table:number-columns-repeated="5"/>
        </table:table-row>
        <table:table-row table:style-name="ro1">
          <table:table-cell office:value-type="float" office:value="2174.689" calcext:value-type="float">
            <text:p>2174.689</text:p>
          </table:table-cell>
          <table:table-cell table:number-columns-repeated="5"/>
        </table:table-row>
        <table:table-row table:style-name="ro1">
          <table:table-cell office:value-type="float" office:value="2175.595" calcext:value-type="float">
            <text:p>2175.595</text:p>
          </table:table-cell>
          <table:table-cell table:number-columns-repeated="5"/>
        </table:table-row>
        <table:table-row table:style-name="ro1">
          <table:table-cell office:value-type="float" office:value="2173.782" calcext:value-type="float">
            <text:p>2173.782</text:p>
          </table:table-cell>
          <table:table-cell table:number-columns-repeated="5"/>
        </table:table-row>
        <table:table-row table:style-name="ro1">
          <table:table-cell office:value-type="float" office:value="2175.394" calcext:value-type="float">
            <text:p>2175.394</text:p>
          </table:table-cell>
          <table:table-cell table:number-columns-repeated="5"/>
        </table:table-row>
        <table:table-row table:style-name="ro1">
          <table:table-cell office:value-type="float" office:value="2173.077" calcext:value-type="float">
            <text:p>2173.077</text:p>
          </table:table-cell>
          <table:table-cell table:number-columns-repeated="5"/>
        </table:table-row>
        <table:table-row table:style-name="ro1">
          <table:table-cell office:value-type="float" office:value="2175.595" calcext:value-type="float">
            <text:p>2175.595</text:p>
          </table:table-cell>
          <table:table-cell table:number-columns-repeated="5"/>
        </table:table-row>
        <table:table-row table:style-name="ro1">
          <table:table-cell office:value-type="float" office:value="2175.092" calcext:value-type="float">
            <text:p>2175.092</text:p>
          </table:table-cell>
          <table:table-cell table:number-columns-repeated="5"/>
        </table:table-row>
        <table:table-row table:style-name="ro1">
          <table:table-cell office:value-type="float" office:value="2175.897" calcext:value-type="float">
            <text:p>2175.897</text:p>
          </table:table-cell>
          <table:table-cell table:number-columns-repeated="5"/>
        </table:table-row>
        <table:table-row table:style-name="ro1">
          <table:table-cell office:value-type="float" office:value="2174.991" calcext:value-type="float">
            <text:p>2174.991</text:p>
          </table:table-cell>
          <table:table-cell table:number-columns-repeated="5"/>
        </table:table-row>
        <table:table-row table:style-name="ro1">
          <table:table-cell office:value-type="float" office:value="2175.897" calcext:value-type="float">
            <text:p>2175.897</text:p>
          </table:table-cell>
          <table:table-cell table:number-columns-repeated="5"/>
        </table:table-row>
        <table:table-row table:style-name="ro1">
          <table:table-cell office:value-type="float" office:value="2174.487" calcext:value-type="float">
            <text:p>2174.487</text:p>
          </table:table-cell>
          <table:table-cell table:number-columns-repeated="5"/>
        </table:table-row>
        <table:table-row table:style-name="ro1">
          <table:table-cell office:value-type="float" office:value="2176.199" calcext:value-type="float">
            <text:p>2176.199</text:p>
          </table:table-cell>
          <table:table-cell table:number-columns-repeated="5"/>
        </table:table-row>
        <table:table-row table:style-name="ro1">
          <table:table-cell office:value-type="float" office:value="2173.883" calcext:value-type="float">
            <text:p>2173.883</text:p>
          </table:table-cell>
          <table:table-cell table:number-columns-repeated="5"/>
        </table:table-row>
        <table:table-row table:style-name="ro1">
          <table:table-cell office:value-type="float" office:value="2174.084" calcext:value-type="float">
            <text:p>2174.084</text:p>
          </table:table-cell>
          <table:table-cell table:number-columns-repeated="5"/>
        </table:table-row>
        <table:table-row table:style-name="ro1">
          <table:table-cell office:value-type="float" office:value="2174.689" calcext:value-type="float">
            <text:p>2174.689</text:p>
          </table:table-cell>
          <table:table-cell table:number-columns-repeated="5"/>
        </table:table-row>
        <table:table-row table:style-name="ro1">
          <table:table-cell office:value-type="float" office:value="2176.099" calcext:value-type="float">
            <text:p>2176.099</text:p>
          </table:table-cell>
          <table:table-cell table:number-columns-repeated="5"/>
        </table:table-row>
        <table:table-row table:style-name="ro1">
          <table:table-cell office:value-type="float" office:value="2175.897" calcext:value-type="float">
            <text:p>2175.897</text:p>
          </table:table-cell>
          <table:table-cell table:number-columns-repeated="5"/>
        </table:table-row>
        <table:table-row table:style-name="ro1">
          <table:table-cell office:value-type="float" office:value="2175.796" calcext:value-type="float">
            <text:p>2175.796</text:p>
          </table:table-cell>
          <table:table-cell table:number-columns-repeated="5"/>
        </table:table-row>
        <table:table-row table:style-name="ro1">
          <table:table-cell office:value-type="float" office:value="2176.099" calcext:value-type="float">
            <text:p>2176.099</text:p>
          </table:table-cell>
          <table:table-cell table:number-columns-repeated="5"/>
        </table:table-row>
        <table:table-row table:style-name="ro1">
          <table:table-cell office:value-type="float" office:value="2175.998" calcext:value-type="float">
            <text:p>2175.998</text:p>
          </table:table-cell>
          <table:table-cell table:number-columns-repeated="5"/>
        </table:table-row>
        <table:table-row table:style-name="ro1">
          <table:table-cell office:value-type="float" office:value="2173.581" calcext:value-type="float">
            <text:p>2173.581</text:p>
          </table:table-cell>
          <table:table-cell table:number-columns-repeated="5"/>
        </table:table-row>
        <table:table-row table:style-name="ro1">
          <table:table-cell office:value-type="float" office:value="2174.991" calcext:value-type="float">
            <text:p>2174.991</text:p>
          </table:table-cell>
          <table:table-cell table:number-columns-repeated="5"/>
        </table:table-row>
        <table:table-row table:style-name="ro1">
          <table:table-cell office:value-type="float" office:value="2173.782" calcext:value-type="float">
            <text:p>2173.782</text:p>
          </table:table-cell>
          <table:table-cell table:number-columns-repeated="5"/>
        </table:table-row>
        <table:table-row table:style-name="ro1">
          <table:table-cell office:value-type="float" office:value="2174.387" calcext:value-type="float">
            <text:p>2174.387</text:p>
          </table:table-cell>
          <table:table-cell table:number-columns-repeated="5"/>
        </table:table-row>
        <table:table-row table:style-name="ro1">
          <table:table-cell office:value-type="float" office:value="2173.782" calcext:value-type="float">
            <text:p>2173.782</text:p>
          </table:table-cell>
          <table:table-cell table:number-columns-repeated="5"/>
        </table:table-row>
        <table:table-row table:style-name="ro1">
          <table:table-cell office:value-type="float" office:value="2175.595" calcext:value-type="float">
            <text:p>2175.595</text:p>
          </table:table-cell>
          <table:table-cell table:number-columns-repeated="5"/>
        </table:table-row>
        <table:table-row table:style-name="ro1">
          <table:table-cell office:value-type="float" office:value="2173.48" calcext:value-type="float">
            <text:p>2173.48</text:p>
          </table:table-cell>
          <table:table-cell table:number-columns-repeated="5"/>
        </table:table-row>
        <table:table-row table:style-name="ro1">
          <table:table-cell office:value-type="float" office:value="2174.89" calcext:value-type="float">
            <text:p>2174.89</text:p>
          </table:table-cell>
          <table:table-cell table:number-columns-repeated="5"/>
        </table:table-row>
        <table:table-row table:style-name="ro1">
          <table:table-cell office:value-type="float" office:value="2175.293" calcext:value-type="float">
            <text:p>2175.293</text:p>
          </table:table-cell>
          <table:table-cell table:number-columns-repeated="5"/>
        </table:table-row>
        <table:table-row table:style-name="ro1">
          <table:table-cell office:value-type="float" office:value="2173.682" calcext:value-type="float">
            <text:p>2173.682</text:p>
          </table:table-cell>
          <table:table-cell table:number-columns-repeated="5"/>
        </table:table-row>
        <table:table-row table:style-name="ro1">
          <table:table-cell office:value-type="float" office:value="2173.682" calcext:value-type="float">
            <text:p>2173.68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15:14:16.9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5T15:19:16.115000000</dc:date>
    <meta:editing-duration>PT17M13S</meta:editing-duration>
    <meta:editing-cycles>5</meta:editing-cycles>
    <meta:document-statistic meta:table-count="1" meta:cell-count="1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138cm" svg:height="9.086cm" xlink:href=".." xlink:type="simple" chart:class="chart:line" chart:style-name="ch1">
        <chart:legend chart:legend-position="end" svg:x="19.286cm" svg:y="4.244cm" style:legend-expansion="high" chart:style-name="ch2"/>
        <chart:plot-area chart:style-name="ch3" table:cell-range-address="Sheet1.A22:Sheet1.A39" svg:x="0.442cm" svg:y="0.181cm" svg:width="18.402cm" svg:height="8.724cm">
          <chartooo:coordinate-region svg:x="1.725cm" svg:y="0.38cm" svg:width="16.932cm" svg:height="7.8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2:Sheet1.A3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1487">
                <text:p>2.031487</text:p>
                <draw:g>
                  <svg:desc>Sheet1.A22:Sheet1.A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1487">
                <text:p>2.0314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119">
                <text:p>2.03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1074">
                <text:p>2.0310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1346">
                <text:p>2.0313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1224">
                <text:p>2.031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1392">
                <text:p>2.031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1392">
                <text:p>2.031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1305">
                <text:p>2.031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1305">
                <text:p>2.031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1058">
                <text:p>2.031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1058">
                <text:p>2.031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1252">
                <text:p>2.0312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1092">
                <text:p>2.0310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0959">
                <text:p>2.0309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0959">
                <text:p>2.0309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0802">
                <text:p>2.0308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0802">
                <text:p>2.0308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